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officeooo:rsid="001d5d14" officeooo:paragraph-rsid="001d5d14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officeooo:rsid="001d5d14" officeooo:paragraph-rsid="0018046b" style:font-name-asian="Webdings" style:font-size-asian="16pt" style:font-name-complex="Webdings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1d5d14" style:font-name-asian="Webdings" style:font-size-asian="9pt" style:font-name-complex="Webdings" style:font-size-complex="9pt"/>
    </style:style>
    <style:style style:name="P6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1b83eb" style:font-name-asian="Webdings" style:font-size-asian="9pt" style:font-name-complex="Webdings" style:font-size-complex="9pt"/>
    </style:style>
    <style:style style:name="P7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d5d14" officeooo:paragraph-rsid="001d5d14" style:font-name-asian="Webdings" style:font-size-asian="7pt" style:font-name-complex="Webdings" style:font-size-complex="7pt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9pt" style:font-name-asian="Webdings" style:font-size-asian="9pt" style:font-name-complex="Webdings" style:font-size-complex="9pt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Arial" fo:font-size="9pt" officeooo:paragraph-rsid="00201c01" style:font-name-asian="Webdings" style:font-size-asian="9pt" style:font-name-complex="Webdings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officeooo:paragraph-rsid="00201c01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3pt" fo:font-weight="bold" officeooo:rsid="001d5d14" officeooo:paragraph-rsid="00201c01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officeooo:paragraph-rsid="00201c01" style:font-name-asian="Webdings" style:font-size-asian="10pt" style:font-name-complex="Webdings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officeooo:rsid="001d5d14" officeooo:paragraph-rsid="00201c01" style:font-name-asian="Webdings" style:font-size-asian="9pt" style:font-name-complex="Webdings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6pt" officeooo:rsid="001d5d14" officeooo:paragraph-rsid="00201c01" style:font-name-asian="Webdings" style:font-size-asian="16pt" style:font-name-complex="Webdings" style:font-size-complex="16pt"/>
    </style:style>
    <style:style style:name="P15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201c01" style:font-name-asian="Webdings" style:font-size-asian="9pt" style:font-name-complex="Webdings" style:font-size-complex="9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Arial" fo:font-size="8pt" officeooo:paragraph-rsid="00201c01" style:font-size-asian="8pt" style:font-size-complex="8pt"/>
    </style:style>
    <style:style style:name="P17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d5d14" officeooo:paragraph-rsid="00201c01" style:font-name-asian="Webdings" style:font-size-asian="7pt" style:font-name-complex="Webdings" style:font-size-complex="7pt"/>
    </style:style>
    <style:style style:name="P18" style:family="paragraph">
      <style:paragraph-properties fo:text-align="center"/>
    </style:style>
    <style:style style:name="T1" style:family="text">
      <style:text-properties officeooo:rsid="00201c01"/>
    </style:style>
    <style:style style:name="T2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18" svg:x1="0.1252in" svg:y1="3in" svg:x2="3.8752in" svg:y2="3in">
        <text:p/>
      </draw:line>
      <draw:frame text:anchor-type="page" text:anchor-page-number="1" draw:z-index="1" draw:style-name="gr2" svg:width="2.3961in" svg:height="0.5453in" draw:transform="rotate (-3.14159265358979) translate (3.19791666666667in 1.74513888888889in)">
        <draw:text-box>
          <text:p text:style-name="P18"><text:span text:style-name="T2">Iowa Scaled Engineering, LLC</text:span></text:p>
          <text:p text:style-name="P18"><text:span text:style-name="T2"/></text:p>
          <text:p text:style-name="P18"><text:span text:style-name="T2">http://iascaled.com/</text:span></text:p>
        </draw:text-box>
      </draw:frame>
      <draw:line text:anchor-type="page" text:anchor-page-number="2" draw:z-index="4" draw:style-name="gr1" draw:text-style-name="P18" svg:x1="0.1252in" svg:y1="3in" svg:x2="3.8752in" svg:y2="3in">
        <text:p/>
      </draw:line>
      <draw:frame text:anchor-type="page" text:anchor-page-number="2" draw:z-index="5" draw:style-name="gr2" svg:width="2.3961in" svg:height="0.5453in" draw:transform="rotate (-3.14159265358979) translate (3.19791666666667in 1.74513888888889in)">
        <draw:text-box>
          <text:p text:style-name="P18"><text:span text:style-name="T2">Iowa Scaled Engineering, LLC</text:span></text:p>
          <text:p text:style-name="P18"><text:span text:style-name="T2"/></text:p>
          <text:p text:style-name="P18"><text:span text:style-name="T2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Fast Clock Master</text:p>
      <text:p text:style-name="P2"/>
      <text:p text:style-name="P7">Fast clock featuring fast time ratios from 1:1 to 99:1, three configurable start times, 12 or 24 hour display formats, "Hold" mode, unlimited remote displays, and real or fast time modes. </text:p>
      <text:p text:style-name="P6"/>
      <text:p text:style-name="P5">Wireless Version</text:p>
      <text:p text:style-name="P5"/>
      <text:p text:style-name="P4">MRBW-FCM</text:p>
      <text:p text:style-name="P8"/>
      <text:p text:style-name="P1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" text:anchor-type="paragraph" svg:y="3.6in" svg:width="3in" svg:height="0.3299in" draw:z-index="3"><draw:image xlink:href="Pictures/1000020100000BB50000014DE514F2B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Fast Clock <text:span text:style-name="T1">Secondary Display</text:span></text:p>
      <text:p text:style-name="P12"/>
      <text:p text:style-name="P17"><text:span text:style-name="T1">Fast time display shows the current fast or real time in multiple strategic locations around the layout room, all automatically synchronized to the master clock.</text:span></text:p>
      <text:p text:style-name="P15"/>
      <text:p text:style-name="P13">Wireless Version</text:p>
      <text:p text:style-name="P13"/>
      <text:p text:style-name="P14">MRBW-FC<text:span text:style-name="T1">S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8.2$Linux_X86_64 LibreOffice_project/420m0$Build-2</meta:generator>
    <dc:date>2015-07-26T15:03:28.278201904</dc:date>
    <meta:editing-duration>PT34M3S</meta:editing-duration>
    <meta:editing-cycles>19</meta:editing-cycles>
    <meta:printed-by>Michael Petersen</meta:printed-by>
    <meta:print-date>2013-04-28T09:34:21</meta:print-date>
    <meta:document-statistic meta:table-count="0" meta:image-count="2" meta:object-count="0" meta:page-count="2" meta:paragraph-count="8" meta:word-count="69" meta:character-count="442" meta:non-whitespace-character-count="380"/>
  </office:meta>
</office:document-meta>
</file>